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6893" officeooo:paragraph-rsid="00136893"/>
    </style:style>
    <style:style style:name="P2" style:family="paragraph" style:parent-style-name="Standard">
      <style:paragraph-properties fo:text-align="center" style:justify-single-word="false"/>
      <style:text-properties officeooo:rsid="00136893" officeooo:paragraph-rsid="00136893"/>
    </style:style>
    <style:style style:name="P3" style:family="paragraph" style:parent-style-name="Standard">
      <style:text-properties officeooo:rsid="0014c53e" officeooo:paragraph-rsid="0014c53e"/>
    </style:style>
    <style:style style:name="P4" style:family="paragraph" style:parent-style-name="Standard">
      <style:text-properties fo:font-style="italic" officeooo:rsid="0014c53e" officeooo:paragraph-rsid="0014c53e" style:font-style-asian="italic" style:font-style-complex="italic"/>
    </style:style>
    <style:style style:name="P5" style:family="paragraph" style:parent-style-name="Standard">
      <style:text-properties officeooo:rsid="00165f73" officeooo:paragraph-rsid="00165f73"/>
    </style:style>
    <style:style style:name="P6" style:family="paragraph" style:parent-style-name="Standard">
      <style:text-properties officeooo:rsid="0017e5ac" officeooo:paragraph-rsid="0017e5ac"/>
    </style:style>
    <style:style style:name="P7" style:family="paragraph" style:parent-style-name="Standard">
      <style:text-properties officeooo:rsid="0018636c" officeooo:paragraph-rsid="00193e17"/>
    </style:style>
    <style:style style:name="P8" style:family="paragraph" style:parent-style-name="Standard">
      <style:text-properties officeooo:rsid="00193e17" officeooo:paragraph-rsid="00193e17"/>
    </style:style>
    <style:style style:name="P9" style:family="paragraph" style:parent-style-name="Standard">
      <style:text-properties officeooo:rsid="00193e17" officeooo:paragraph-rsid="001bd6ac"/>
    </style:style>
    <style:style style:name="P10" style:family="paragraph" style:parent-style-name="Standard">
      <style:text-properties officeooo:rsid="00193e17" officeooo:paragraph-rsid="001d480e"/>
    </style:style>
    <style:style style:name="P11" style:family="paragraph" style:parent-style-name="Standard">
      <style:text-properties officeooo:rsid="001a6bbd" officeooo:paragraph-rsid="001a6bbd"/>
    </style:style>
    <style:style style:name="P12" style:family="paragraph" style:parent-style-name="Standard">
      <style:text-properties officeooo:rsid="001bd6ac" officeooo:paragraph-rsid="001bd6ac"/>
    </style:style>
    <style:style style:name="P13" style:family="paragraph" style:parent-style-name="Standard">
      <style:text-properties officeooo:rsid="001d480e" officeooo:paragraph-rsid="001d480e"/>
    </style:style>
    <style:style style:name="P14" style:family="paragraph" style:parent-style-name="Standard">
      <style:text-properties officeooo:rsid="001d480e" officeooo:paragraph-rsid="001d4e6d"/>
    </style:style>
    <style:style style:name="P15" style:family="paragraph" style:parent-style-name="Standard">
      <style:text-properties officeooo:rsid="001d4e6d" officeooo:paragraph-rsid="001d4e6d"/>
    </style:style>
    <style:style style:name="P16" style:family="paragraph" style:parent-style-name="Standard">
      <style:text-properties officeooo:rsid="001de6f7" officeooo:paragraph-rsid="001de6f7"/>
    </style:style>
    <style:style style:name="P17" style:family="paragraph" style:parent-style-name="Standard" style:list-style-name="L1">
      <style:text-properties officeooo:rsid="00193e17" officeooo:paragraph-rsid="00193e17"/>
    </style:style>
    <style:style style:name="P18" style:family="paragraph" style:parent-style-name="Standard" style:list-style-name="L1">
      <style:text-properties officeooo:rsid="001b5902" officeooo:paragraph-rsid="001b5902"/>
    </style:style>
    <style:style style:name="P19" style:family="paragraph" style:parent-style-name="Heading_20_3">
      <style:paragraph-properties fo:break-before="page"/>
    </style:style>
    <style:style style:name="T1" style:family="text">
      <style:text-properties officeooo:rsid="00165f73"/>
    </style:style>
    <style:style style:name="T2" style:family="text">
      <style:text-properties style:text-position="super 58%"/>
    </style:style>
    <style:style style:name="T3" style:family="text">
      <style:text-properties style:text-position="super 58%" officeooo:rsid="0018636c"/>
    </style:style>
    <style:style style:name="T4" style:family="text">
      <style:text-properties style:text-position="super 58%" officeooo:rsid="00165f73"/>
    </style:style>
    <style:style style:name="T5" style:family="text">
      <style:text-properties style:text-position="super 58%" officeooo:rsid="001d480e"/>
    </style:style>
    <style:style style:name="T6" style:family="text">
      <style:text-properties style:text-position="super 58%" officeooo:rsid="001d4e6d"/>
    </style:style>
    <style:style style:name="T7" style:family="text">
      <style:text-properties style:text-position="super 58%" officeooo:rsid="001bd6ac"/>
    </style:style>
    <style:style style:name="T8" style:family="text">
      <style:text-properties style:text-position="sub 58%"/>
    </style:style>
    <style:style style:name="T9" style:family="text">
      <style:text-properties style:text-position="sub 58%" officeooo:rsid="001b5902"/>
    </style:style>
    <style:style style:name="T10" style:family="text">
      <style:text-properties officeooo:rsid="0018636c"/>
    </style:style>
    <style:style style:name="T11" style:family="text">
      <style:text-properties officeooo:rsid="00193e17"/>
    </style:style>
    <style:style style:name="T12" style:family="text">
      <style:text-properties officeooo:rsid="001a6bbd"/>
    </style:style>
    <style:style style:name="T13" style:family="text">
      <style:text-properties style:text-position="0% 100%"/>
    </style:style>
    <style:style style:name="T14" style:family="text">
      <style:text-properties officeooo:rsid="001b5902"/>
    </style:style>
    <style:style style:name="T15" style:family="text">
      <style:text-properties fo:font-weight="bold" style:font-weight-asian="bold" style:font-weight-complex="bold"/>
    </style:style>
    <style:style style:name="T16" style:family="text">
      <style:text-properties officeooo:rsid="001bd6ac"/>
    </style:style>
    <style:style style:name="T17" style:family="text">
      <style:text-properties officeooo:rsid="001d480e"/>
    </style:style>
    <style:style style:name="T18" style:family="text">
      <style:text-properties fo:font-size="10pt" style:font-size-asian="10pt" style:font-size-complex="10pt"/>
    </style:style>
    <style:style style:name="T19" style:family="text">
      <style:text-properties fo:font-size="10pt" officeooo:rsid="001d4e6d" style:font-size-asian="10pt" style:font-size-complex="10pt"/>
    </style:style>
    <style:style style:name="T20" style:family="text">
      <style:text-properties officeooo:rsid="001d4e6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inary Inverse</text:p>
      <text:p text:style-name="P2">by Sven Nilsen, 2020</text:p>
      <text:p text:style-name="P1"/>
      <text:p text:style-name="P4">In this paper I suggest a useful subset of normal paths by introducing an imaginary inverse operator.</text:p>
      <text:p text:style-name="P3"/>
      <text:p text:style-name="P3">Working on Poi<text:span text:style-name="T2"><text:reference-ref text:reference-format="text" text:ref-name="poi">[1]</text:reference-ref></text:span>, a pragmatic point-free theorem prover assistant, has given me some new insights on how normal paths<text:span text:style-name="T2"><text:reference-ref text:reference-format="text" text:ref-name="normal paths">[2]</text:reference-ref></text:span> might be <text:span text:style-name="T1">e</text:span>ncoded in <text:span text:style-name="T17">e.g. Operator Theory</text:span><text:span text:style-name="T5"><text:reference-ref text:reference-format="text" text:ref-name="operator theory">[3]</text:reference-ref></text:span><text:span text:style-name="T17">.</text:span></text:p>
      <text:p text:style-name="P3"/>
      <text:p text:style-name="P5">Poi is now able to prove the following, <text:span text:style-name="T10">using `inv(f)` for function inverse `f</text:span><text:span text:style-name="T3">-1</text:span><text:span text:style-name="T10">`</text:span>:</text:p>
      <text:p text:style-name="P5"/>
      <text:p text:style-name="P5"><text:tab/>f[g<text:span text:style-name="T8">0</text:span> → g<text:span text:style-name="T8">1</text:span>] &lt;=&gt; g<text:span text:style-name="T9">1</text:span> · f · g<text:span text:style-name="T9">0</text:span><text:span text:style-name="T2">-1</text:span></text:p>
      <text:p text:style-name="P5"/>
      <text:p text:style-name="P11">It is <text:span text:style-name="T17">already </text:span>known that when `g<text:span text:style-name="T8">0</text:span>` is invertible, the normal path has a solution.</text:p>
      <text:p text:style-name="P11">Unsurprisingly, laws of the form `<text:span text:style-name="T1">g</text:span><text:span text:style-name="T9">1</text:span><text:span text:style-name="T1"> · f · g</text:span><text:span text:style-name="T9">0</text:span><text:span text:style-name="T4">-1</text:span><text:span text:style-name="T13">` appears everywhere in mathematics.</text:span></text:p>
      <text:p text:style-name="P5"/>
      <text:p text:style-name="P6">Consider the following case, <text:span text:style-name="T10">which is also provable in Poi</text:span>:</text:p>
      <text:p text:style-name="P6"/>
      <text:p text:style-name="P6"><text:tab/>concat[len] &lt;=&gt; len <text:span text:style-name="T1">· </text:span>concat <text:span text:style-name="T1">· </text:span>(len<text:span text:style-name="T2">-1</text:span> <text:span text:style-name="T1">· </text:span>fst, len<text:span text:style-name="T2">-1</text:span> <text:span text:style-name="T1">· </text:span>snd)</text:p>
      <text:p text:style-name="P6"/>
      <text:p text:style-name="P7">At first, it might seem wrong that `len<text:span text:style-name="T2">-1</text:span>` is possible to express, <text:span text:style-name="T11">which is avoidable when using the standard normal path notation `concat[len]`, since it encodes the logical relationship without implying that every function is invertible.</text:span></text:p>
      <text:p text:style-name="P7"/>
      <text:p text:style-name="P8">However, considering that `sqrt(-1) = <text:span text:style-name="T15">i</text:span>`<text:span text:style-name="T2"><text:reference-ref text:reference-format="text" text:ref-name="imaginary number">[4]</text:reference-ref></text:span> is successful in numerical algebra,<text:line-break/>why not invent an imaginary inverse?</text:p>
      <text:p text:style-name="P8"/>
      <text:p text:style-name="P12">Formally, `inv` <text:span text:style-name="T17">as imaginary inverse</text:span> is an abstract contravariant functor<text:span text:style-name="T2"><text:reference-ref text:reference-format="text" text:ref-name="functor">[5]</text:reference-ref></text:span>.</text:p>
      <text:p text:style-name="P12">“<text:span text:style-name="T20">Abstract” here means that `inv(f)` means simply `inv(f)`, but it can have an equivalence `inv(f) ~= g` as in Sized Type Theory</text:span><text:span text:style-name="T6"><text:reference-ref text:reference-format="text" text:ref-name="sized type theory">[6]</text:reference-ref></text:span><text:span text:style-name="T20">, which is lifted to equality `inv(f) = g`.</text:span></text:p>
      <text:p text:style-name="P8"/>
      <text:p text:style-name="P8">From the perspective of linear logic<text:span text:style-name="T2"><text:reference-ref text:reference-format="text" text:ref-name="linear logic">[7]</text:reference-ref></text:span>, one could consider an imaginary inversion as a resource that must be spent in order to get a real solution. There are <text:span text:style-name="T14">three</text:span> ways to spend these resources:</text:p>
      <text:p text:style-name="P8"/>
      <text:list xml:id="list5260675307772333957" text:style-name="L1">
        <text:list-item>
          <text:p text:style-name="P17">Find a real solution to `inv(f)`, <text:span text:style-name="T20">which might be written `f</text:span><text:span text:style-name="T6">-1</text:span><text:span text:style-name="T20">` in manual proofs for compatibility</text:span></text:p>
        </text:list-item>
        <text:list-item>
          <text:p text:style-name="P17">Make it disappear by composition e.g. `inv(f) . f &lt;=&gt; id`</text:p>
        </text:list-item>
        <text:list-item>
          <text:p text:style-name="P18">Make it disappear by substitution e.g. `g<text:span text:style-name="T8">1</text:span> . f . inv(g<text:span text:style-name="T8">0</text:span>) &lt;=&gt; h`</text:p>
        </text:list-item>
      </text:list>
      <text:p text:style-name="P8"/>
      <text:p text:style-name="P9">With an imaginary inverse, it should be possible to express all laws using normal paths <text:span text:style-name="T12">of total functions</text:span> in an algebra with composition. <text:span text:style-name="T16">From a philosophical point of view, this also challenges the justification of using normal paths, since one can use standard composition algebra with an imaginary inverse. Does this mean that normal paths are merely syntactic sugar</text:span><text:span text:style-name="T7"><text:reference-ref text:reference-format="text" text:ref-name="syntactic sugar">[8]</text:reference-ref></text:span><text:span text:style-name="T16">?</text:span></text:p>
      <text:p text:style-name="P8"/>
      <text:p text:style-name="P10">Normal paths are derived from sub-type paths on functions, which in turn are <text:span text:style-name="T12">bootstrapped</text:span> from the core axiom of path semantics<text:span text:style-name="T2"><text:reference-ref text:reference-format="text" text:ref-name="path semantics">[9]</text:reference-ref></text:span>. <text:span text:style-name="T12">Since normal paths encode a deeper relationship with path semantics as a theory, I believe there is enough philosophical justification. However, I can imagine e.g. automated theorem provers using the imaginary inverse instead, when reasoning about this subset of normal paths.</text:span></text:p>
      <text:h text:style-name="P19" text:outline-level="3">References:</text:h>
      <text:p text:style-name="P13"/>
      <text:p text:style-name="P13"><text:reference-mark-start text:name="poi"/>[1]<text:reference-mark-end text:name="poi"/><text:tab/>“Poi – a pragmatic point-free theorem prover assistant”</text:p>
      <text:p text:style-name="P13"><text:tab/>AdvancedResearch</text:p>
      <text:p text:style-name="P13"><text:tab/><text:a xlink:type="simple" xlink:href="https://github.com/advancedresearch/poi" text:style-name="Internet_20_link" text:visited-style-name="Visited_20_Internet_20_Link"><text:span text:style-name="T18">https://github.com/advancedresearch/poi</text:span></text:a></text:p>
      <text:p text:style-name="P13"/>
      <text:p text:style-name="P13"><text:reference-mark-start text:name="normal paths"/>[2]<text:reference-mark-end text:name="normal paths"/><text:tab/>“Normal Paths”</text:p>
      <text:p text:style-name="P13"><text:tab/>Sven Nilsen, 2019</text:p>
      <text:p text:style-name="P13"><text:tab/><text:a xlink:type="simple" xlink:href="https://github.com/advancedresearch/path_semantics/blob/master/papers-wip/normal-paths.pdf" text:style-name="Internet_20_link" text:visited-style-name="Visited_20_Internet_20_Link"><text:span text:style-name="T18">https://github.com/advancedresearch/path_semantics/blob/master/papers-wip/normal-paths.pdf</text:span></text:a></text:p>
      <text:p text:style-name="P13"/>
      <text:p text:style-name="P13"><text:reference-mark-start text:name="operator theory"/>[3]<text:reference-mark-end text:name="operator theory"/><text:tab/>“Operator theory”</text:p>
      <text:p text:style-name="P13"><text:tab/>Wikipedia</text:p>
      <text:p text:style-name="P13"><text:tab/><text:a xlink:type="simple" xlink:href="https://en.wikipedia.org/wiki/Operator_theory" text:style-name="Internet_20_link" text:visited-style-name="Visited_20_Internet_20_Link"><text:span text:style-name="T18">https://en.wikipedia.org/wiki/Operator_theory</text:span></text:a></text:p>
      <text:p text:style-name="P13"/>
      <text:p text:style-name="P13"><text:reference-mark-start text:name="imaginary number"/>[4]<text:reference-mark-end text:name="imaginary number"/><text:tab/>“Imaginary number”</text:p>
      <text:p text:style-name="P13"><text:tab/>Wikipedia</text:p>
      <text:p text:style-name="P13"><text:tab/><text:a xlink:type="simple" xlink:href="https://en.wikipedia.org/wiki/Imaginary_number" text:style-name="Internet_20_link" text:visited-style-name="Visited_20_Internet_20_Link"><text:span text:style-name="T18">https://en.wikipedia.org/wiki/Imaginary_number</text:span></text:a></text:p>
      <text:p text:style-name="P13"/>
      <text:p text:style-name="P13"><text:reference-mark-start text:name="functor"/>[5]<text:reference-mark-end text:name="functor"/><text:tab/>“Functor – Covariance and <text:span text:style-name="T20">contravariance”</text:span></text:p>
      <text:p text:style-name="P13"><text:tab/><text:span text:style-name="T20">Wikipedia</text:span></text:p>
      <text:p text:style-name="P14"><text:tab/><text:a xlink:type="simple" xlink:href="https://en.wikipedia.org/wiki/Functor#Covariance_and_contravariance" text:style-name="Internet_20_link" text:visited-style-name="Visited_20_Internet_20_Link"><text:span text:style-name="T19">https://en.wikipedia.org/wiki/Functor#Covariance_and_contravariance</text:span></text:a></text:p>
      <text:p text:style-name="P14"/>
      <text:p text:style-name="P15"><text:reference-mark-start text:name="sized type theory"/>[6]<text:reference-mark-end text:name="sized type theory"/><text:tab/>“Sized Type Theory”</text:p>
      <text:p text:style-name="P15"><text:tab/>Sven Nilsen, 2020</text:p>
      <text:p text:style-name="P15"><text:tab/><text:a xlink:type="simple" xlink:href="https://github.com/advancedresearch/path_semantics/blob/master/papers-wip/sized-type-theory.pdf" text:style-name="Internet_20_link" text:visited-style-name="Visited_20_Internet_20_Link"><text:span text:style-name="T18">https://github.com/advancedresearch/path_semantics/blob/master/papers-wip/sized-type-theory.pdf</text:span></text:a></text:p>
      <text:p text:style-name="P15"/>
      <text:p text:style-name="P15"><text:reference-mark-start text:name="linear logic"/>[7]<text:reference-mark-end text:name="linear logic"/><text:tab/>“Linear logic”</text:p>
      <text:p text:style-name="P15"><text:tab/>Wikipedia</text:p>
      <text:p text:style-name="P15"><text:tab/><text:a xlink:type="simple" xlink:href="https://en.wikipedia.org/wiki/Linear_logic" text:style-name="Internet_20_link" text:visited-style-name="Visited_20_Internet_20_Link"><text:span text:style-name="T18">https://en.wikipedia.org/wiki/Linear_logic</text:span></text:a></text:p>
      <text:p text:style-name="P15"/>
      <text:p text:style-name="P15"><text:reference-mark-start text:name="syntactic sugar"/>[8]<text:reference-mark-end text:name="syntactic sugar"/><text:tab/>“Syntactic sugar”</text:p>
      <text:p text:style-name="P15"><text:tab/>Wikipedia</text:p>
      <text:p text:style-name="P15"><text:tab/><text:a xlink:type="simple" xlink:href="https://en.wikipedia.org/wiki/Syntactic_sugar" text:style-name="Internet_20_link" text:visited-style-name="Visited_20_Internet_20_Link"><text:span text:style-name="T18">https://en.wikipedia.org/wiki/Syntactic_sugar</text:span></text:a></text:p>
      <text:p text:style-name="P15"/>
      <text:p text:style-name="P16"><text:reference-mark-start text:name="path semantics"/>[9]<text:reference-mark-end text:name="path semantics"/><text:tab/>“Path Semantics”</text:p>
      <text:p text:style-name="P16"><text:tab/>Sven Nilsen, 2016-2019</text:p>
      <text:p text:style-name="P16"><text:tab/><text:a xlink:type="simple" xlink:href="https://github.com/advancedresearch/path_semantics/blob/master/papers-wip/path-semantics.pdf" text:style-name="Internet_20_link" text:visited-style-name="Visited_20_Internet_20_Link"><text:span text:style-name="T18">https://github.com/advancedresearch/path_semantics/blob/master/papers-wip/path-semantics.pdf</text:span></text: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4T18:13:43.303604000</meta:creation-date>
    <dc:date>2020-09-27T17:47:47.212093000</dc:date>
    <meta:editing-duration>PT2M24S</meta:editing-duration>
    <meta:editing-cycles>2</meta:editing-cycles>
    <meta:generator>LibreOffice/5.1.2.2$MacOSX_X86_64 LibreOffice_project/d3bf12ecb743fc0d20e0be0c58ca359301eb705f</meta:generator>
    <meta:document-statistic meta:table-count="0" meta:image-count="0" meta:object-count="0" meta:page-count="2" meta:paragraph-count="48" meta:word-count="474" meta:character-count="3455" meta:non-whitespace-character-count="3010"/>
  </office:meta>
</office:document-meta>
</file>